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Quotations">
      <style:paragraph-properties fo:margin-top="0cm" fo:margin-bottom="0cm"/>
      <style:text-properties fo:language="en" fo:country="US"/>
    </style:style>
    <style:style style:name="P2" style:family="paragraph" style:parent-style-name="Quotations">
      <style:text-properties fo:language="en" fo:country="US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text-properties fo:color="#ff0000" fo:language="en" fo:country="US"/>
    </style:style>
    <style:style style:name="P5" style:family="paragraph" style:parent-style-name="Heading_20_2">
      <style:text-properties fo:language="en" fo:country="US"/>
    </style:style>
    <style:style style:name="P6" style:family="paragraph" style:parent-style-name="Heading_20_2">
      <style:text-properties fo:language="en" fo:country="US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fo:color="#ff0000" fo:language="en" fo:country="US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Heading_20_1">
      <style:text-properties fo:language="en" fo:country="US"/>
    </style:style>
    <style:style style:name="P11" style:family="paragraph" style:parent-style-name="Quotations">
      <style:text-properties fo:language="en" fo:country="US"/>
    </style:style>
    <style:style style:name="P12" style:family="paragraph" style:parent-style-name="Quotations" style:list-style-name="L1">
      <style:text-properties fo:language="en" fo:country="US"/>
    </style:style>
    <style:style style:name="P13" style:family="paragraph" style:parent-style-name="Quotations">
      <style:paragraph-properties fo:margin-top="0cm" fo:margin-bottom="0cm"/>
      <style:text-properties fo:language="en" fo:country="US"/>
    </style:style>
    <style:style style:name="P14" style:family="paragraph" style:parent-style-name="Quotations" style:list-style-name="L1">
      <style:paragraph-properties fo:margin-top="0cm" fo:margin-bottom="0cm"/>
      <style:text-properties fo:language="en" fo:country="US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fo:color="#ff0000"/>
    </style:style>
    <style:style style:name="T3" style:family="text">
      <style:text-properties style:text-line-through-style="solid"/>
    </style:style>
    <style:style style:name="T4" style:family="text">
      <style:text-properties fo:color="#ff0000" style:text-line-through-style="solid"/>
    </style:style>
    <style:style style:name="T5" style:family="text">
      <style:text-properties fo:color="#ff0000" style:text-line-through-style="none"/>
    </style:style>
    <style:style style:name="T6" style:family="text">
      <style:text-properties fo:color="#ff0000"/>
    </style:style>
    <style:style style:name="T7" style:family="text">
      <style:text-properties fo:color="#ff0000" style:text-line-through-style="none"/>
    </style:style>
    <style:style style:name="T8" style:family="text">
      <style:text-properties fo:color="#ff0000" style:text-line-through-style="solid"/>
    </style:style>
    <style:style style:name="T9" style:family="text">
      <style:text-properties style:text-line-through-style="soli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background-color="#ffff00"/>
    </style:style>
    <style:style style:name="T12" style:family="text">
      <style:text-properties style:use-window-font-color="true" style:text-outline="false" style:text-line-through-style="none" style:text-position="0% 100%" style:font-name="Lucida Grand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tracked-changes>
        <text:changed-region xml:id="ct777446608" text:id="ct777446608">
          <text:deletion>
            <office:change-info>
              <dc:creator>Unknown Author</dc:creator>
              <dc:date>2012-01-08T19:53:00</dc:date>
            </office:change-info>
            <text:p text:style-name="P1">the</text:p>
          </text:deletion>
        </text:changed-region>
        <text:changed-region xml:id="ct406738000" text:id="ct406738000">
          <text:insertion>
            <office:change-info>
              <dc:creator>Unknown Author</dc:creator>
              <dc:date>2012-01-08T19:53:00</dc:date>
            </office:change-info>
          </text:insertion>
        </text:changed-region>
        <text:changed-region xml:id="ct642797184" text:id="ct642797184">
          <text:deletion>
            <office:change-info>
              <dc:creator>Unknown Author</dc:creator>
              <dc:date>2012-01-08T19:53:00</dc:date>
            </office:change-info>
            <text:p text:style-name="P2">the</text:p>
          </text:deletion>
        </text:changed-region>
        <text:changed-region xml:id="ct406813216" text:id="ct406813216">
          <text:insertion>
            <office:change-info>
              <dc:creator>Unknown Author</dc:creator>
              <dc:date>2012-01-08T19:53:00</dc:date>
            </office:change-info>
          </text:insertion>
        </text:changed-region>
        <text:changed-region xml:id="ct652103616" text:id="ct652103616">
          <text:insertion>
            <office:change-info>
              <dc:creator>Unknown Author</dc:creator>
              <dc:date>2012-01-08T19:52:00</dc:date>
            </office:change-info>
          </text:insertion>
        </text:changed-region>
        <text:changed-region xml:id="ct777268880" text:id="ct777268880">
          <text:insertion>
            <office:change-info>
              <dc:creator>Unknown Author</dc:creator>
              <dc:date>2012-01-08T19:51:00</dc:date>
            </office:change-info>
          </text:insertion>
        </text:changed-region>
        <text:changed-region xml:id="ct777065504" text:id="ct777065504">
          <text:insertion>
            <office:change-info>
              <dc:creator>Unknown Author</dc:creator>
              <dc:date>2012-01-08T19:50:00</dc:date>
            </office:change-info>
          </text:insertion>
        </text:changed-region>
        <text:changed-region xml:id="ct777292080" text:id="ct777292080">
          <text:insertion>
            <office:change-info>
              <dc:creator>Unknown Author</dc:creator>
              <dc:date>2012-01-08T19:51:00</dc:date>
            </office:change-info>
          </text:insertion>
        </text:changed-region>
        <text:changed-region xml:id="ct406606688" text:id="ct406606688">
          <text:deletion>
            <office:change-info>
              <dc:creator>Unknown Author</dc:creator>
              <dc:date>2012-01-08T19:51:00</dc:date>
            </office:change-info>
            <text:p text:style-name="Text_20_body"><text:span text:style-name="T1">To start </text:span></text:p>
          </text:deletion>
        </text:changed-region>
        <text:changed-region xml:id="ct651934608" text:id="ct651934608">
          <text:insertion>
            <office:change-info>
              <dc:creator>Unknown Author</dc:creator>
              <dc:date>2012-01-08T19:51:00</dc:date>
            </office:change-info>
          </text:insertion>
        </text:changed-region>
        <text:changed-region xml:id="ct777210160" text:id="ct777210160">
          <text:deletion>
            <office:change-info>
              <dc:creator>Unknown Author</dc:creator>
              <dc:date>2012-01-08T19:51:00</dc:date>
            </office:change-info>
            <text:p text:style-name="Text_20_body"><text:span text:style-name="T1">, simply </text:span></text:p>
          </text:deletion>
        </text:changed-region>
        <text:changed-region xml:id="ct406622048" text:id="ct406622048">
          <text:insertion>
            <office:change-info>
              <dc:creator>Unknown Author</dc:creator>
              <dc:date>2012-01-08T19:50:00</dc:date>
            </office:change-info>
          </text:insertion>
        </text:changed-region>
        <text:changed-region xml:id="ct642851952" text:id="ct642851952">
          <text:insertion>
            <office:change-info>
              <dc:creator>Unknown Author</dc:creator>
              <dc:date>2012-01-08T19:51:00</dc:date>
            </office:change-info>
          </text:insertion>
        </text:changed-region>
        <text:changed-region xml:id="ct777178400" text:id="ct777178400">
          <text:insertion>
            <office:change-info>
              <dc:creator>Unknown Author</dc:creator>
              <dc:date>2012-01-08T19:51:00</dc:date>
            </office:change-info>
          </text:insertion>
        </text:changed-region>
        <text:changed-region xml:id="ct777052736" text:id="ct777052736">
          <text:insertion>
            <office:change-info>
              <dc:creator>Unknown Author</dc:creator>
              <dc:date>2012-01-08T19:52:00</dc:date>
            </office:change-info>
          </text:insertion>
        </text:changed-region>
        <text:changed-region xml:id="ct444716752" text:id="ct444716752">
          <text:deletion>
            <office:change-info>
              <dc:creator>Unknown Author</dc:creator>
              <dc:date>2012-01-08T19:52:00</dc:date>
            </office:change-info>
            <text:p text:style-name="Text_20_body"><text:span text:style-name="T1">(if your are using a computer with a Microsoft Windows operating system) or the</text:span></text:p>
          </text:deletion>
        </text:changed-region>
        <text:changed-region xml:id="ct539464160" text:id="ct539464160">
          <text:insertion>
            <office:change-info>
              <dc:creator>Unknown Author</dc:creator>
              <dc:date>2012-01-08T19:52:00</dc:date>
            </office:change-info>
          </text:insertion>
        </text:changed-region>
        <text:changed-region xml:id="ct777215840" text:id="ct777215840">
          <text:insertion>
            <office:change-info>
              <dc:creator>Unknown Author</dc:creator>
              <dc:date>2012-01-08T19:52:00</dc:date>
            </office:change-info>
          </text:insertion>
        </text:changed-region>
        <text:changed-region xml:id="ct777331632" text:id="ct777331632">
          <text:deletion>
            <office:change-info>
              <dc:creator>Unknown Author</dc:creator>
              <dc:date>2012-01-08T19:52:00</dc:date>
            </office:change-info>
            <text:p text:style-name="Text_20_body"><text:span text:style-name="T1">(if you are using a computer with a Linux operating system) in the bin folder of OpenJUMP install folder. </text:span></text:p>
          </text:deletion>
        </text:changed-region>
        <text:changed-region xml:id="ct642797024" text:id="ct642797024">
          <text:deletion>
            <office:change-info>
              <dc:creator>Unknown Author</dc:creator>
              <dc:date>2012-01-08T19:54:00</dc:date>
            </office:change-info>
            <text:p text:style-name="P3">graphical</text:p>
          </text:deletion>
        </text:changed-region>
        <text:changed-region xml:id="ct777573584" text:id="ct777573584">
          <text:insertion>
            <office:change-info>
              <dc:creator>Unknown Author</dc:creator>
              <dc:date>2012-01-08T19:54:00</dc:date>
            </office:change-info>
          </text:insertion>
        </text:changed-region>
        <text:changed-region xml:id="ct806269712" text:id="ct806269712">
          <text:deletion>
            <office:change-info>
              <dc:creator>Unknown Author</dc:creator>
              <dc:date>2012-01-08T19:54:00</dc:date>
            </office:change-info>
            <text:p text:style-name="P3">i</text:p>
          </text:deletion>
        </text:changed-region>
        <text:changed-region xml:id="ct777560064" text:id="ct777560064">
          <text:insertion>
            <office:change-info>
              <dc:creator>Unknown Author</dc:creator>
              <dc:date>2012-01-08T19:54:00</dc:date>
            </office:change-info>
          </text:insertion>
        </text:changed-region>
        <text:changed-region xml:id="ct406813312" text:id="ct406813312">
          <text:deletion>
            <office:change-info>
              <dc:creator>Unknown Author</dc:creator>
              <dc:date>2012-01-08T20:02:00</dc:date>
            </office:change-info>
            <text:p text:style-name="P3">4</text:p>
          </text:deletion>
        </text:changed-region>
        <text:changed-region xml:id="ct777128384" text:id="ct777128384">
          <text:insertion>
            <office:change-info>
              <dc:creator>Unknown Author</dc:creator>
              <dc:date>2012-01-08T20:02:00</dc:date>
            </office:change-info>
          </text:insertion>
        </text:changed-region>
        <text:changed-region xml:id="ct777560656" text:id="ct777560656">
          <text:insertion>
            <office:change-info>
              <dc:creator>Unknown Author</dc:creator>
              <dc:date>2012-01-08T19:54:00</dc:date>
            </office:change-info>
          </text:insertion>
        </text:changed-region>
        <text:changed-region xml:id="ct462442208" text:id="ct462442208">
          <text:insertion>
            <office:change-info>
              <dc:creator>Unknown Author</dc:creator>
              <dc:date>2012-01-08T19:56:00</dc:date>
            </office:change-info>
          </text:insertion>
        </text:changed-region>
        <text:changed-region xml:id="ct777552704" text:id="ct777552704">
          <text:deletion>
            <office:change-info>
              <dc:creator>Unknown Author</dc:creator>
              <dc:date>2012-01-08T19:55:00</dc:date>
            </office:change-info>
            <text:p text:style-name="P3">bar</text:p>
          </text:deletion>
        </text:changed-region>
        <text:changed-region xml:id="ct777547824" text:id="ct777547824">
          <text:insertion>
            <office:change-info>
              <dc:creator>Unknown Author</dc:creator>
              <dc:date>2012-01-08T19:55:00</dc:date>
            </office:change-info>
          </text:insertion>
        </text:changed-region>
        <text:changed-region xml:id="ct777585216" text:id="ct777585216">
          <text:insertion>
            <office:change-info>
              <dc:creator>Unknown Author</dc:creator>
              <dc:date>2012-01-08T19:56:00</dc:date>
            </office:change-info>
          </text:insertion>
        </text:changed-region>
        <text:changed-region xml:id="ct642792720" text:id="ct642792720">
          <text:insertion>
            <office:change-info>
              <dc:creator>Unknown Author</dc:creator>
              <dc:date>2012-01-08T19:56:00</dc:date>
            </office:change-info>
          </text:insertion>
        </text:changed-region>
        <text:changed-region xml:id="ct777580400" text:id="ct777580400">
          <text:insertion>
            <office:change-info>
              <dc:creator>Unknown Author</dc:creator>
              <dc:date>2012-01-08T19:57:00</dc:date>
            </office:change-info>
          </text:insertion>
        </text:changed-region>
        <text:changed-region xml:id="ct406737088" text:id="ct406737088">
          <text:insertion>
            <office:change-info>
              <dc:creator>Unknown Author</dc:creator>
              <dc:date>2012-01-08T19:55:00</dc:date>
            </office:change-info>
          </text:insertion>
        </text:changed-region>
        <text:changed-region xml:id="ct777592656" text:id="ct777592656">
          <text:deletion>
            <office:change-info>
              <dc:creator>Unknown Author</dc:creator>
              <dc:date>2012-01-08T19:57:00</dc:date>
            </office:change-info>
            <text:p text:style-name="P3">displayed </text:p>
          </text:deletion>
        </text:changed-region>
        <text:changed-region xml:id="ct777572304" text:id="ct777572304">
          <text:insertion>
            <office:change-info>
              <dc:creator>Unknown Author</dc:creator>
              <dc:date>2012-01-08T19:57:00</dc:date>
            </office:change-info>
          </text:insertion>
        </text:changed-region>
        <text:changed-region xml:id="ct777552176" text:id="ct777552176">
          <text:insertion>
            <office:change-info>
              <dc:creator>Unknown Author</dc:creator>
              <dc:date>2012-01-08T19:57:00</dc:date>
            </office:change-info>
          </text:insertion>
        </text:changed-region>
        <text:changed-region xml:id="ct406718160" text:id="ct406718160">
          <text:deletion>
            <office:change-info>
              <dc:creator>Unknown Author</dc:creator>
              <dc:date>2012-01-08T19:57:00</dc:date>
            </office:change-info>
            <text:p text:style-name="P3">displayed</text:p>
          </text:deletion>
        </text:changed-region>
        <text:changed-region xml:id="ct777116704" text:id="ct777116704">
          <text:insertion>
            <office:change-info>
              <dc:creator>Unknown Author</dc:creator>
              <dc:date>2012-01-08T19:57:00</dc:date>
            </office:change-info>
          </text:insertion>
        </text:changed-region>
        <text:changed-region xml:id="ct777303728" text:id="ct777303728">
          <text:insertion>
            <office:change-info>
              <dc:creator>Unknown Author</dc:creator>
              <dc:date>2012-01-08T20:02:00</dc:date>
            </office:change-info>
          </text:insertion>
        </text:changed-region>
        <text:changed-region xml:id="ct539269472" text:id="ct539269472">
          <text:insertion>
            <office:change-info>
              <dc:creator>Unknown Author</dc:creator>
              <dc:date>2012-01-08T19:58:00</dc:date>
            </office:change-info>
          </text:insertion>
        </text:changed-region>
        <text:changed-region xml:id="ct539344832" text:id="ct539344832">
          <text:deletion>
            <office:change-info>
              <dc:creator>Unknown Author</dc:creator>
              <dc:date>2012-01-08T19:58:00</dc:date>
            </office:change-info>
            <text:p text:style-name="P3">Each</text:p>
          </text:deletion>
        </text:changed-region>
        <text:changed-region xml:id="ct651952288" text:id="ct651952288">
          <text:insertion>
            <office:change-info>
              <dc:creator>Unknown Author</dc:creator>
              <dc:date>2012-01-08T19:59:00</dc:date>
            </office:change-info>
          </text:insertion>
        </text:changed-region>
        <text:changed-region xml:id="ct777554416" text:id="ct777554416">
          <text:insertion>
            <office:change-info>
              <dc:creator>Unknown Author</dc:creator>
              <dc:date>2012-01-08T19:59:00</dc:date>
            </office:change-info>
          </text:insertion>
        </text:changed-region>
        <text:changed-region xml:id="ct777428624" text:id="ct777428624">
          <text:deletion>
            <office:change-info>
              <dc:creator>Unknown Author</dc:creator>
              <dc:date>2012-01-08T19:59:00</dc:date>
            </office:change-info>
            <text:p text:style-name="P3">list and</text:p>
          </text:deletion>
        </text:changed-region>
        <text:changed-region xml:id="ct777588736" text:id="ct777588736">
          <text:insertion>
            <office:change-info>
              <dc:creator>Unknown Author</dc:creator>
              <dc:date>2012-01-08T19:59:00</dc:date>
            </office:change-info>
          </text:insertion>
        </text:changed-region>
        <text:changed-region xml:id="ct710365440" text:id="ct710365440">
          <text:insertion>
            <office:change-info>
              <dc:creator>Unknown Author</dc:creator>
              <dc:date>2012-01-08T19:59:00</dc:date>
            </office:change-info>
          </text:insertion>
        </text:changed-region>
        <text:changed-region xml:id="ct445005680" text:id="ct445005680">
          <text:insertion>
            <office:change-info>
              <dc:creator>Unknown Author</dc:creator>
              <dc:date>2012-01-08T19:59:00</dc:date>
            </office:change-info>
          </text:insertion>
        </text:changed-region>
        <text:changed-region xml:id="ct777553520" text:id="ct777553520">
          <text:deletion>
            <office:change-info>
              <dc:creator>Unknown Author</dc:creator>
              <dc:date>2012-01-08T19:59:00</dc:date>
            </office:change-info>
            <text:p text:style-name="P3">are contained as a pair in a task frame or project frame. </text:p>
          </text:deletion>
        </text:changed-region>
        <text:changed-region xml:id="ct777571392" text:id="ct777571392">
          <text:deletion>
            <office:change-info>
              <dc:creator>Unknown Author</dc:creator>
              <dc:date>2012-01-08T20:01:00</dc:date>
            </office:change-info>
            <text:p text:style-name="P3">task</text:p>
          </text:deletion>
        </text:changed-region>
        <text:changed-region xml:id="ct777088048" text:id="ct777088048">
          <text:insertion>
            <office:change-info>
              <dc:creator>Unknown Author</dc:creator>
              <dc:date>2012-01-08T19:59:00</dc:date>
            </office:change-info>
          </text:insertion>
        </text:changed-region>
        <text:changed-region xml:id="ct406830928" text:id="ct406830928">
          <text:deletion>
            <office:change-info>
              <dc:creator>Unknown Author</dc:creator>
              <dc:date>2012-01-08T20:01:00</dc:date>
            </office:change-info>
            <text:p text:style-name="P3">frames</text:p>
          </text:deletion>
        </text:changed-region>
        <text:changed-region xml:id="ct406729488" text:id="ct406729488">
          <text:insertion>
            <office:change-info>
              <dc:creator>Unknown Author</dc:creator>
              <dc:date>2012-01-08T20:01:00</dc:date>
            </office:change-info>
          </text:insertion>
        </text:changed-region>
        <text:changed-region xml:id="ct777058672" text:id="ct777058672">
          <text:deletion>
            <office:change-info>
              <dc:creator>Unknown Author</dc:creator>
              <dc:date>2012-01-08T19:59:00</dc:date>
            </office:change-info>
            <text:p text:style-name="P3">task</text:p>
          </text:deletion>
        </text:changed-region>
        <text:changed-region xml:id="ct777565936" text:id="ct777565936">
          <text:insertion>
            <office:change-info>
              <dc:creator>Unknown Author</dc:creator>
              <dc:date>2012-01-08T19:59:00</dc:date>
            </office:change-info>
          </text:insertion>
        </text:changed-region>
        <text:changed-region xml:id="ct805693760" text:id="ct805693760">
          <text:deletion>
            <office:change-info>
              <dc:creator>Unknown Author</dc:creator>
              <dc:date>2012-01-08T20:01:00</dc:date>
            </office:change-info>
            <text:p text:style-name="P3">frame</text:p>
          </text:deletion>
        </text:changed-region>
        <text:changed-region xml:id="ct539271712" text:id="ct539271712">
          <text:insertion>
            <office:change-info>
              <dc:creator>Unknown Author</dc:creator>
              <dc:date>2012-01-08T20:01:00</dc:date>
            </office:change-info>
          </text:insertion>
        </text:changed-region>
        <text:changed-region xml:id="ct806332912" text:id="ct806332912">
          <text:insertion>
            <office:change-info>
              <dc:creator>Unknown Author</dc:creator>
              <dc:date>2012-01-08T20:09:00</dc:date>
            </office:change-info>
          </text:insertion>
        </text:changed-region>
        <text:changed-region xml:id="ct539192512" text:id="ct539192512">
          <text:deletion>
            <office:change-info>
              <dc:creator>Unknown Author</dc:creator>
              <dc:date>2012-01-08T20:06:00</dc:date>
            </office:change-info>
            <text:p text:style-name="P3"><text:s/>Jump</text:p>
          </text:deletion>
        </text:changed-region>
        <text:changed-region xml:id="ct445040800" text:id="ct445040800">
          <text:insertion>
            <office:change-info>
              <dc:creator>Unknown Author</dc:creator>
              <dc:date>2012-01-08T20:06:00</dc:date>
            </office:change-info>
          </text:insertion>
        </text:changed-region>
        <text:changed-region xml:id="ct777050080" text:id="ct777050080">
          <text:insertion>
            <office:change-info>
              <dc:creator>Unknown Author</dc:creator>
              <dc:date>2012-01-08T20:06:00</dc:date>
            </office:change-info>
          </text:insertion>
        </text:changed-region>
        <text:changed-region xml:id="ct406781168" text:id="ct406781168">
          <text:insertion>
            <office:change-info>
              <dc:creator>Unknown Author</dc:creator>
              <dc:date>2012-01-08T20:06:00</dc:date>
            </office:change-info>
          </text:insertion>
        </text:changed-region>
        <text:changed-region xml:id="ct777325408" text:id="ct777325408">
          <text:insertion>
            <office:change-info>
              <dc:creator>Unknown Author</dc:creator>
              <dc:date>2012-01-08T20:06:00</dc:date>
            </office:change-info>
          </text:insertion>
        </text:changed-region>
        <text:changed-region xml:id="ct777653216" text:id="ct777653216">
          <text:insertion>
            <office:change-info>
              <dc:creator>Unknown Author</dc:creator>
              <dc:date>2012-01-08T20:08:00</dc:date>
            </office:change-info>
          </text:insertion>
        </text:changed-region>
        <text:changed-region xml:id="ct406762000" text:id="ct406762000">
          <text:insertion>
            <office:change-info>
              <dc:creator>Unknown Author</dc:creator>
              <dc:date>2012-01-08T20:06:00</dc:date>
            </office:change-info>
          </text:insertion>
        </text:changed-region>
        <text:changed-region xml:id="ct462635664" text:id="ct462635664">
          <text:deletion>
            <office:change-info>
              <dc:creator>Unknown Author</dc:creator>
              <dc:date>2012-01-08T20:07:00</dc:date>
            </office:change-info>
            <text:p text:style-name="P3"><text:span text:style-name="T2"><text:s/>menu item</text:span></text:p>
          </text:deletion>
        </text:changed-region>
        <text:changed-region xml:id="ct406273312" text:id="ct406273312">
          <text:deletion>
            <office:change-info>
              <dc:creator>Unknown Author</dc:creator>
              <dc:date>2012-01-08T20:10:00</dc:date>
            </office:change-info>
            <text:p text:style-name="P3">open</text:p>
          </text:deletion>
        </text:changed-region>
        <text:changed-region xml:id="ct777495616" text:id="ct777495616">
          <text:insertion>
            <office:change-info>
              <dc:creator>Unknown Author</dc:creator>
              <dc:date>2012-01-08T20:10:00</dc:date>
            </office:change-info>
          </text:insertion>
        </text:changed-region>
        <text:changed-region xml:id="ct777493840" text:id="ct777493840">
          <text:insertion>
            <office:change-info>
              <dc:creator>Unknown Author</dc:creator>
              <dc:date>2012-01-08T20:11:00</dc:date>
            </office:change-info>
          </text:insertion>
        </text:changed-region>
        <text:changed-region xml:id="ct406451856" text:id="ct406451856">
          <text:deletion>
            <office:change-info>
              <dc:creator>Unknown Author</dc:creator>
              <dc:date>2012-01-08T20:11:00</dc:date>
            </office:change-info>
            <text:p text:style-name="P4">You can also</text:p>
          </text:deletion>
        </text:changed-region>
        <text:changed-region xml:id="ct406830464" text:id="ct406830464">
          <text:insertion>
            <office:change-info>
              <dc:creator>Unknown Author</dc:creator>
              <dc:date>2012-01-08T20:11:00</dc:date>
            </office:change-info>
          </text:insertion>
        </text:changed-region>
        <text:changed-region xml:id="ct406471264" text:id="ct406471264">
          <text:insertion>
            <office:change-info>
              <dc:creator>Unknown Author</dc:creator>
              <dc:date>2012-01-08T20:11:00</dc:date>
            </office:change-info>
          </text:insertion>
        </text:changed-region>
        <text:changed-region xml:id="ct652177776" text:id="ct652177776">
          <text:insertion>
            <office:change-info>
              <dc:creator>Unknown Author</dc:creator>
              <dc:date>2012-01-08T20:15:00</dc:date>
            </office:change-info>
          </text:insertion>
        </text:changed-region>
        <text:changed-region xml:id="ct777648912" text:id="ct777648912">
          <text:deletion>
            <office:change-info>
              <dc:creator>Unknown Author</dc:creator>
              <dc:date>2012-01-08T20:12:00</dc:date>
            </office:change-info>
            <text:p text:style-name="P3">Select</text:p>
          </text:deletion>
        </text:changed-region>
        <text:changed-region xml:id="ct777654528" text:id="ct777654528">
          <text:insertion>
            <office:change-info>
              <dc:creator>Unknown Author</dc:creator>
              <dc:date>2012-01-08T20:12:00</dc:date>
            </office:change-info>
          </text:insertion>
        </text:changed-region>
        <text:changed-region xml:id="ct777530512" text:id="ct777530512">
          <text:insertion>
            <office:change-info>
              <dc:creator>Unknown Author</dc:creator>
              <dc:date>2012-01-08T20:12:00</dc:date>
            </office:change-info>
          </text:insertion>
        </text:changed-region>
        <text:changed-region xml:id="ct777533824" text:id="ct777533824">
          <text:insertion>
            <office:change-info>
              <dc:creator>Unknown Author</dc:creator>
              <dc:date>2012-01-08T20:12:00</dc:date>
            </office:change-info>
          </text:insertion>
        </text:changed-region>
        <text:changed-region xml:id="ct406745744" text:id="ct406745744">
          <text:deletion>
            <office:change-info>
              <dc:creator>Unknown Author</dc:creator>
              <dc:date>2012-01-08T20:12:00</dc:date>
            </office:change-info>
            <text:p text:style-name="P3"><text:span text:style-name="T2">, then </text:span></text:p>
          </text:deletion>
        </text:changed-region>
        <text:changed-region xml:id="ct777120512" text:id="ct777120512">
          <text:insertion>
            <office:change-info>
              <dc:creator>Unknown Author</dc:creator>
              <dc:date>2012-01-08T20:12:00</dc:date>
            </office:change-info>
          </text:insertion>
        </text:changed-region>
        <text:changed-region xml:id="ct777129792" text:id="ct777129792">
          <text:insertion>
            <office:change-info>
              <dc:creator>Unknown Author</dc:creator>
              <dc:date>2012-01-08T20:12:00</dc:date>
            </office:change-info>
          </text:insertion>
        </text:changed-region>
        <text:changed-region xml:id="ct406823248" text:id="ct406823248">
          <text:deletion>
            <office:change-info>
              <dc:creator>Unknown Author</dc:creator>
              <dc:date>2012-01-08T20:12:00</dc:date>
            </office:change-info>
            <text:p text:style-name="P3"><text:span text:style-name="T2"><text:s/>menu item from this pop-up menu</text:span></text:p>
          </text:deletion>
        </text:changed-region>
        <text:changed-region xml:id="ct806210624" text:id="ct806210624">
          <text:deletion>
            <office:change-info>
              <dc:creator>Unknown Author</dc:creator>
              <dc:date>2012-01-08T20:13:00</dc:date>
            </office:change-info>
            <text:p text:style-name="P3"><text:span text:style-name="T3">four </text:span></text:p>
          </text:deletion>
        </text:changed-region>
        <text:changed-region xml:id="ct777632704" text:id="ct777632704">
          <text:deletion>
            <office:change-info>
              <dc:creator>Unknown Author</dc:creator>
              <dc:date>2012-01-08T20:13:00</dc:date>
            </office:change-info>
            <text:p text:style-name="P3"><text:span text:style-name="T2"><text:s/>(</text:span><text:span text:style-name="T4">4</text:span><text:span text:style-name="T5">5</text:span><text:span text:style-name="T2">)</text:span></text:p>
          </text:deletion>
        </text:changed-region>
        <text:changed-region xml:id="ct777628640" text:id="ct777628640">
          <text:insertion>
            <office:change-info>
              <dc:creator>Unknown Author</dc:creator>
              <dc:date>2012-01-08T20:13:00</dc:date>
            </office:change-info>
          </text:insertion>
        </text:changed-region>
        <text:changed-region xml:id="ct777584704" text:id="ct777584704">
          <text:deletion>
            <office:change-info>
              <dc:creator>Unknown Author</dc:creator>
              <dc:date>2012-01-08T20:13:00</dc:date>
            </office:change-info>
            <text:p text:style-name="P3"><text:span text:style-name="T2"><text:s/></text:span></text:p>
          </text:deletion>
        </text:changed-region>
        <text:changed-region xml:id="ct777166096" text:id="ct777166096">
          <text:insertion>
            <office:change-info>
              <dc:creator>Unknown Author</dc:creator>
              <dc:date>2012-01-08T20:13:00</dc:date>
            </office:change-info>
          </text:insertion>
        </text:changed-region>
        <text:changed-region xml:id="ct462895856" text:id="ct462895856">
          <text:deletion>
            <office:change-info>
              <dc:creator>Unknown Author</dc:creator>
              <dc:date>2012-01-08T20:13:00</dc:date>
            </office:change-info>
            <text:p text:style-name="P3">changing</text:p>
          </text:deletion>
        </text:changed-region>
        <text:changed-region xml:id="ct462602544" text:id="ct462602544">
          <text:insertion>
            <office:change-info>
              <dc:creator>Unknown Author</dc:creator>
              <dc:date>2012-01-08T20:13:00</dc:date>
            </office:change-info>
          </text:insertion>
        </text:changed-region>
        <text:changed-region xml:id="ct539062384" text:id="ct539062384">
          <text:deletion>
            <office:change-info>
              <dc:creator>Unknown Author</dc:creator>
              <dc:date>2012-01-08T20:13:00</dc:date>
            </office:change-info>
            <text:p text:style-name="P3">chainging stroke or fill </text:p>
          </text:deletion>
        </text:changed-region>
        <text:changed-region xml:id="ct777641920" text:id="ct777641920">
          <text:insertion>
            <office:change-info>
              <dc:creator>Unknown Author</dc:creator>
              <dc:date>2012-01-08T20:13:00</dc:date>
            </office:change-info>
          </text:insertion>
        </text:changed-region>
        <text:changed-region xml:id="ct710337712" text:id="ct710337712">
          <text:insertion>
            <office:change-info>
              <dc:creator>Unknown Author</dc:creator>
              <dc:date>2012-01-08T20:15:00</dc:date>
            </office:change-info>
          </text:insertion>
        </text:changed-region>
        <text:changed-region xml:id="ct777168176" text:id="ct777168176">
          <text:deletion>
            <office:change-info>
              <dc:creator>Unknown Author</dc:creator>
              <dc:date>2012-01-08T20:14:00</dc:date>
            </office:change-info>
            <text:h text:style-name="P5" text:outline-level="2"/>
            <text:p text:style-name="P3">This section of the quick start briefly explains how to edit feature geometry for features in a layer.</text:p>
          </text:deletion>
        </text:changed-region>
        <text:changed-region xml:id="ct777714080" text:id="ct777714080">
          <text:insertion>
            <office:change-info>
              <dc:creator>Unknown Author</dc:creator>
              <dc:date>2012-01-08T20:14:00</dc:date>
            </office:change-info>
          </text:insertion>
        </text:changed-region>
        <text:changed-region xml:id="ct777570672" text:id="ct777570672">
          <text:insertion>
            <office:change-info>
              <dc:creator>Unknown Author</dc:creator>
              <dc:date>2012-01-08T20:16:00</dc:date>
            </office:change-info>
          </text:insertion>
        </text:changed-region>
        <text:changed-region xml:id="ct462432032" text:id="ct462432032">
          <text:deletion>
            <office:change-info>
              <dc:creator>Unknown Author</dc:creator>
              <dc:date>2012-01-08T20:16:00</dc:date>
            </office:change-info>
            <text:p text:style-name="P3"><text:s/>toolbar</text:p>
          </text:deletion>
        </text:changed-region>
        <text:changed-region xml:id="ct777810432" text:id="ct777810432">
          <text:deletion>
            <office:change-info>
              <dc:creator>Unknown Author</dc:creator>
              <dc:date>2012-01-08T20:16:00</dc:date>
            </office:change-info>
            <text:p text:style-name="P3">feature</text:p>
          </text:deletion>
        </text:changed-region>
        <text:changed-region xml:id="ct651997840" text:id="ct651997840">
          <text:insertion>
            <office:change-info>
              <dc:creator>Unknown Author</dc:creator>
              <dc:date>2012-01-08T20:16:00</dc:date>
            </office:change-info>
          </text:insertion>
        </text:changed-region>
        <text:changed-region xml:id="ct777417904" text:id="ct777417904">
          <text:insertion>
            <office:change-info>
              <dc:creator>Unknown Author</dc:creator>
              <dc:date>2012-01-08T20:16:00</dc:date>
            </office:change-info>
          </text:insertion>
        </text:changed-region>
        <text:changed-region xml:id="ct777731824" text:id="ct777731824">
          <text:insertion>
            <office:change-info>
              <dc:creator>Unknown Author</dc:creator>
              <dc:date>2012-01-08T20:18:00</dc:date>
            </office:change-info>
          </text:insertion>
        </text:changed-region>
        <text:changed-region xml:id="ct777696016" text:id="ct777696016">
          <text:insertion>
            <office:change-info>
              <dc:creator>Unknown Author</dc:creator>
              <dc:date>2012-01-08T20:19:00</dc:date>
            </office:change-info>
          </text:insertion>
        </text:changed-region>
        <text:changed-region xml:id="ct445467072" text:id="ct445467072">
          <text:deletion>
            <office:change-info>
              <dc:creator>Unknown Author</dc:creator>
              <dc:date>2012-01-08T20:19:00</dc:date>
            </office:change-info>
            <text:p text:style-name="P3">F</text:p>
          </text:deletion>
        </text:changed-region>
        <text:changed-region xml:id="ct445307856" text:id="ct445307856">
          <text:insertion>
            <office:change-info>
              <dc:creator>Unknown Author</dc:creator>
              <dc:date>2012-01-08T20:19:00</dc:date>
            </office:change-info>
          </text:insertion>
        </text:changed-region>
        <text:changed-region xml:id="ct777731728" text:id="ct777731728">
          <text:deletion>
            <office:change-info>
              <dc:creator>Unknown Author</dc:creator>
              <dc:date>2012-01-08T20:19:00</dc:date>
            </office:change-info>
            <text:p text:style-name="P3">,</text:p>
          </text:deletion>
        </text:changed-region>
        <text:changed-region xml:id="ct777783888" text:id="ct777783888">
          <text:insertion>
            <office:change-info>
              <dc:creator>Unknown Author</dc:creator>
              <dc:date>2012-01-08T20:19:00</dc:date>
            </office:change-info>
          </text:insertion>
        </text:changed-region>
        <text:changed-region xml:id="ct777802688" text:id="ct777802688">
          <text:deletion>
            <office:change-info>
              <dc:creator>Unknown Author</dc:creator>
              <dc:date>2012-01-08T20:20:00</dc:date>
            </office:change-info>
            <text:p text:style-name="P3">show </text:p>
          </text:deletion>
        </text:changed-region>
        <text:changed-region xml:id="ct710543856" text:id="ct710543856">
          <text:insertion>
            <office:change-info>
              <dc:creator>Unknown Author</dc:creator>
              <dc:date>2012-01-08T20:20:00</dc:date>
            </office:change-info>
          </text:insertion>
        </text:changed-region>
        <text:changed-region xml:id="ct710555344" text:id="ct710555344">
          <text:deletion>
            <office:change-info>
              <dc:creator>Unknown Author</dc:creator>
              <dc:date>2012-01-08T20:20:00</dc:date>
            </office:change-info>
            <text:p text:style-name="P3"><text:s/></text:p>
          </text:deletion>
        </text:changed-region>
        <text:changed-region xml:id="ct406481920" text:id="ct406481920">
          <text:deletion>
            <office:change-info>
              <dc:creator>Unknown Author</dc:creator>
              <dc:date>2012-01-08T20:17:00</dc:date>
            </office:change-info>
            <text:p text:style-name="P3">node</text:p>
          </text:deletion>
        </text:changed-region>
        <text:changed-region xml:id="ct777779296" text:id="ct777779296">
          <text:deletion>
            <office:change-info>
              <dc:creator>Unknown Author</dc:creator>
              <dc:date>2012-01-08T20:18:00</dc:date>
            </office:change-info>
            <text:p text:style-name="P3"><text:s/>or angle point</text:p>
          </text:deletion>
        </text:changed-region>
        <text:changed-region xml:id="ct777731088" text:id="ct777731088">
          <text:deletion>
            <office:change-info>
              <dc:creator>Unknown Author</dc:creator>
              <dc:date>2012-01-08T20:20:00</dc:date>
            </office:change-info>
            <text:p text:style-name="P3"><text:s/></text:p>
          </text:deletion>
        </text:changed-region>
        <text:changed-region xml:id="ct777804800" text:id="ct777804800">
          <text:insertion>
            <office:change-info>
              <dc:creator>Unknown Author</dc:creator>
              <dc:date>2012-01-08T20:20:00</dc:date>
            </office:change-info>
          </text:insertion>
        </text:changed-region>
        <text:changed-region xml:id="ct777130144" text:id="ct777130144">
          <text:insertion>
            <office:change-info>
              <dc:creator>Unknown Author</dc:creator>
              <dc:date>2012-01-08T20:18:00</dc:date>
            </office:change-info>
          </text:insertion>
        </text:changed-region>
        <text:changed-region xml:id="ct777648656" text:id="ct777648656">
          <text:deletion>
            <office:change-info>
              <dc:creator>Unknown Author</dc:creator>
              <dc:date>2012-01-08T20:17:00</dc:date>
            </office:change-info>
            <text:p text:style-name="P3">As an example</text:p>
          </text:deletion>
        </text:changed-region>
        <text:changed-region xml:id="ct652093296" text:id="ct652093296">
          <text:insertion>
            <office:change-info>
              <dc:creator>Unknown Author</dc:creator>
              <dc:date>2012-01-08T20:17:00</dc:date>
            </office:change-info>
          </text:insertion>
        </text:changed-region>
        <text:changed-region xml:id="ct777727616" text:id="ct777727616">
          <text:insertion>
            <office:change-info>
              <dc:creator>Unknown Author</dc:creator>
              <dc:date>2012-01-08T20:21:00</dc:date>
            </office:change-info>
          </text:insertion>
        </text:changed-region>
        <text:changed-region xml:id="ct805743696" text:id="ct805743696">
          <text:deletion>
            <office:change-info>
              <dc:creator>Unknown Author</dc:creator>
              <dc:date>2012-01-08T19:48:00</dc:date>
            </office:change-info>
            <text:p text:style-name="P3">o</text:p>
          </text:deletion>
        </text:changed-region>
        <text:changed-region xml:id="ct777177472" text:id="ct777177472">
          <text:insertion>
            <office:change-info>
              <dc:creator>Unknown Author</dc:creator>
              <dc:date>2012-01-08T19:48:00</dc:date>
            </office:change-info>
          </text:insertion>
        </text:changed-region>
        <text:changed-region xml:id="ct462873936" text:id="ct462873936">
          <text:deletion>
            <office:change-info>
              <dc:creator>Unknown Author</dc:creator>
              <dc:date>2012-01-08T20:17:00</dc:date>
            </office:change-info>
            <text:p text:style-name="P3">it</text:p>
          </text:deletion>
        </text:changed-region>
        <text:changed-region xml:id="ct445296272" text:id="ct445296272">
          <text:insertion>
            <office:change-info>
              <dc:creator>Unknown Author</dc:creator>
              <dc:date>2012-01-08T20:17:00</dc:date>
            </office:change-info>
          </text:insertion>
        </text:changed-region>
        <text:changed-region xml:id="ct777798320" text:id="ct777798320">
          <text:deletion>
            <office:change-info>
              <dc:creator>Unknown Author</dc:creator>
              <dc:date>2012-01-08T20:17:00</dc:date>
            </office:change-info>
            <text:p text:style-name="P3">node</text:p>
          </text:deletion>
        </text:changed-region>
        <text:changed-region xml:id="ct777830944" text:id="ct777830944">
          <text:insertion>
            <office:change-info>
              <dc:creator>Unknown Author</dc:creator>
              <dc:date>2012-01-08T20:17:00</dc:date>
            </office:change-info>
          </text:insertion>
        </text:changed-region>
        <text:changed-region xml:id="ct777696384" text:id="ct777696384">
          <text:insertion>
            <office:change-info>
              <dc:creator>Unknown Author</dc:creator>
              <dc:date>2012-01-08T20:22:00</dc:date>
            </office:change-info>
          </text:insertion>
        </text:changed-region>
        <text:changed-region xml:id="ct406728816" text:id="ct406728816">
          <text:deletion>
            <office:change-info>
              <dc:creator>Unknown Author</dc:creator>
              <dc:date>2012-01-08T19:48:00</dc:date>
            </office:change-info>
            <text:p text:style-name="P3">great </text:p>
          </text:deletion>
        </text:changed-region>
        <text:changed-region xml:id="ct642843808" text:id="ct642843808">
          <text:deletion>
            <office:change-info>
              <dc:creator>Unknown Author</dc:creator>
              <dc:date>2012-01-08T19:49:00</dc:date>
            </office:change-info>
            <text:p text:style-name="P3"><text:s/>(and ability)</text:p>
          </text:deletion>
        </text:changed-region>
        <text:changed-region xml:id="ct777161984" text:id="ct777161984">
          <text:deletion>
            <office:change-info>
              <dc:creator>Unknown Author</dc:creator>
              <dc:date>2012-01-08T19:48:00</dc:date>
            </office:change-info>
            <text:p text:style-name="P3"><text:s/>in our walkthroughs</text:p>
          </text:deletion>
        </text:changed-region>
        <text:changed-region xml:id="ct777287216" text:id="ct777287216">
          <text:deletion>
            <office:change-info>
              <dc:creator>Unknown Author</dc:creator>
              <dc:date>2012-01-08T19:49:00</dc:date>
            </office:change-info>
            <text:p text:style-name="Text_20_body"><text:span text:style-name="T1"/></text:p>
            <text:p text:style-name="Text_20_body"><text:span text:style-name="T1"/></text:p>
          </text:deletion>
        </text:changed-region>
        <text:changed-region xml:id="ct642787776" text:id="ct642787776">
          <text:deletion>
            <office:change-info>
              <dc:creator>Unknown Author</dc:creator>
              <dc:date>2012-01-08T19:48:00</dc:date>
            </office:change-info>
            <text:p text:style-name="Text_20_body"><text:span text:style-name="T1">You can download the user guide for the original JUMP program here: </text:span><text:a xlink:type="simple" xlink:href="http://sourceforge.net/projects/surveyos/files/JUMP_PDF_Docs.zip/download"><text:span text:style-name="T1">http://sourceforge.net/projects/surveyos/files/JUMP_PDF_Docs.zip/download</text:span></text:a></text:p>
          </text:deletion>
        </text:changed-region>
        <text:changed-region xml:id="ct777604752" text:id="ct777604752">
          <text:insertion>
            <office:change-info>
              <dc:creator>Unknown Author</dc:creator>
              <dc:date>2012-01-08T20:24:00</dc:date>
            </office:change-info>
          </text:insertion>
        </text:changed-region>
        <text:changed-region xml:id="ct406768784" text:id="ct406768784">
          <text:deletion>
            <office:change-info>
              <dc:creator>Unknown Author</dc:creator>
              <dc:date>2012-01-08T20:24:00</dc:date>
            </office:change-info>
            <text:p text:style-name="Text_20_body"><text:span text:style-name="T1">Y</text:span></text:p>
          </text:deletion>
        </text:changed-region>
        <text:changed-region xml:id="ct652057872" text:id="ct652057872">
          <text:insertion>
            <office:change-info>
              <dc:creator>Unknown Author</dc:creator>
              <dc:date>2012-01-08T20:24:00</dc:date>
            </office:change-info>
          </text:insertion>
        </text:changed-region>
        <text:changed-region xml:id="ct642803872" text:id="ct642803872">
          <text:insertion>
            <office:change-info>
              <dc:creator>Unknown Author</dc:creator>
              <dc:date>2012-01-08T20:24:00</dc:date>
            </office:change-info>
          </text:insertion>
        </text:changed-region>
        <text:changed-region xml:id="ct777471088" text:id="ct777471088">
          <text:deletion>
            <office:change-info>
              <dc:creator>Unknown Author</dc:creator>
              <dc:date>2012-01-08T19:49:00</dc:date>
            </office:change-info>
            <text:p text:style-name="Text_20_body"><text:span text:style-name="T1">with OpenJUMP 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OpenJUMP Quickstart</text:h>
      <text:p text:style-name="P3">OpenJUMP is a desktop GIS program that allows for easy viewing and editing of vector GIS data. It also has limited support for the viewing of raster data.</text:p>
      <text:p text:style-name="P3">This Quick Start describes how to:</text:p>
      <text:list xml:id="list1924728810" text:style-name="L1">
        <text:list-item>
          <text:p text:style-name="P14">Open an ESRI shapefile with OpenJUMP. </text:p>
        </text:list-item>
        <text:list-item>
          <text:p text:style-name="P14">Style the layer created from the shapefile for easier viewing. </text:p>
        </text:list-item>
        <text:list-item>
          <text:p text:style-name="P14">Edit the geometries of the features in <text:change text:change-id="ct777446608"/><text:change-start text:change-id="ct406738000"/>a<text:change-end text:change-id="ct406738000"/> layer. </text:p>
        </text:list-item>
        <text:list-item>
          <text:p text:style-name="P12">Run a simple attribute query on the features in <text:change text:change-id="ct642797184"/><text:change-start text:change-id="ct406813216"/>a<text:change-end text:change-id="ct406813216"/> layer. </text:p>
        </text:list-item>
      </text:list>
      <text:section text:style-name="Sect1" text:name="starting-openjump">
        <text:h text:style-name="P5" text:outline-level="2">Starting OpenJUMP</text:h>
        <text:p text:style-name="Text_20_body"><text:change-start text:change-id="ct652103616"/><text:span text:style-name="T1">OSGeo </text:span><text:change-end text:change-id="ct652103616"/><text:change-start text:change-id="ct777268880"/><text:span text:style-name="T1">Live-DVD: go to </text:span><text:span text:style-name="T11">XXX</text:span></text:p>
        <text:p text:style-name="Text_20_body"><text:span text:style-name="T1">General: </text:span><text:change-end text:change-id="ct777268880"/><text:change-start text:change-id="ct777065504"/><text:span text:style-name="T1">For Windows </text:span><text:change-end text:change-id="ct777065504"/><text:change-start text:change-id="ct777292080"/><text:span text:style-name="T1">go to the bin folder of the </text:span><text:change-end text:change-id="ct777292080"/><text:change text:change-id="ct406606688"/><text:span text:style-name="T1">OpenJUMP</text:span><text:change-start text:change-id="ct651934608"/><text:span text:style-name="T1"> directory and </text:span><text:change-end text:change-id="ct651934608"/><text:change text:change-id="ct777210160"/><text:span text:style-name="T1">double click the </text:span><text:change-start text:change-id="ct406622048"/><text:span text:style-name="T1">openjump.exe </text:span><text:change-end text:change-id="ct406622048"/><text:change-start text:change-id="ct642851952"/><text:span text:style-name="T1">or </text:span><text:change-end text:change-id="ct642851952"/><text:span text:style-name="T1">openjump.bat file</text:span><text:change-start text:change-id="ct777178400"/><text:span text:style-name="T1">. Fo</text:span><text:change-end text:change-id="ct777178400"/><text:change-start text:change-id="ct777052736"/><text:span text:style-name="T1">r Linux users</text:span><text:change-end text:change-id="ct777052736"/><text:span text:style-name="T1"> </text:span><text:change text:change-id="ct444716752"/><text:change-start text:change-id="ct539464160"/><text:span text:style-name="T1">execute the</text:span><text:change-end text:change-id="ct539464160"/><text:span text:style-name="T1"> oj_linux.sh file </text:span><text:change-start text:change-id="ct777215840"/><text:span text:style-name="T1">from a terminal. MacOSX users click on the OpenJUMP application symbol.</text:span></text:p>
        <text:p text:style-name="Text_20_body"><text:change-end text:change-id="ct777215840"/><text:change text:change-id="ct777331632"/><text:span text:style-name="T1">(Please note: A Java runtime environment is required to run OpenJUMP. You can download a Java runtime environment for your computer here: </text:span><text:a xlink:type="simple" xlink:href="http://java.com/en/download/index.jsp"><text:span text:style-name="T1">http://java.com/en/download/index.jsp</text:span></text:a><text:span text:style-name="T1">)</text:span></text:p>
      </text:section>
      <text:section text:style-name="Sect1" text:name="basic-user-interface-overview">
        <text:h text:style-name="P5" text:outline-level="2">Basic User Interface Overview</text:h>
        <text:p text:style-name="P3">The OpenJUMP <text:change text:change-id="ct642797024"/><text:change-start text:change-id="ct777573584"/>user<text:change-end text:change-id="ct777573584"/> <text:change text:change-id="ct806269712"/><text:change-start text:change-id="ct777560064"/>i<text:change-end text:change-id="ct777560064"/>nterface has four (<text:change text:change-id="ct406813312"/><text:change-start text:change-id="ct777128384"/>5<text:change-end text:change-id="ct777128384"/>) basic components<text:change-start text:change-id="ct777560656"/> as most other desktop GIS<text:change-end text:change-id="ct777560656"/>. <text:change-start text:change-id="ct462442208"/>(i) <text:change-end text:change-id="ct462442208"/>The first is a top-level menu <text:change text:change-id="ct777552704"/><text:change-start text:change-id="ct777547824"/>for accessing most functionality<text:change-end text:change-id="ct777547824"/>. <text:change-start text:change-id="ct777585216"/>(ii) <text:change-end text:change-id="ct777585216"/>The second is a main toolbar that sits just below the menu bar<text:change-start text:change-id="ct642792720"/>. The buttons give access the most important display and navigation functions<text:change-end text:change-id="ct642792720"/>. <text:change-start text:change-id="ct777580400"/>(iii) <text:change-end text:change-id="ct777580400"/>The third is a tree view<text:change-start text:change-id="ct406737088"/> on the left<text:change-end text:change-id="ct406737088"/> that shows all of the layers <text:change text:change-id="ct777592656"/><text:change-start text:change-id="ct777572304"/>loaded <text:change-end text:change-id="ct777572304"/>in the current map view. This is called the layer list. <text:change-start text:change-id="ct777552176"/>(iv) <text:change-end text:change-id="ct777552176"/>The fourth is the layer view. This is the actual map where a graphical representatio<text:span text:style-name="T2">n</text:span> of the spatial data in each layer is <text:change text:change-id="ct406718160"/><text:change-start text:change-id="ct777116704"/>given<text:change-end text:change-id="ct777116704"/>. <text:change-start text:change-id="ct777303728"/>Finally there is an information bar at the bottom displaying mouse pointer coordinates, processing reports, and memory usage. <text:change-end text:change-id="ct777303728"/><text:change-start text:change-id="ct539269472"/>A project window contains <text:change-end text:change-id="ct539269472"/><text:change text:change-id="ct539344832"/><text:change-start text:change-id="ct651952288"/><text:s/>a<text:change-end text:change-id="ct651952288"/> layer<text:change-start text:change-id="ct777554416"/> list<text:change-end text:change-id="ct777554416"/> <text:change text:change-id="ct777428624"/><text:change-start text:change-id="ct777588736"/>and<text:change-end text:change-id="ct777588736"/> <text:change-start text:change-id="ct710365440"/>a <text:change-end text:change-id="ct710365440"/>layer view<text:change-start text:change-id="ct445005680"/>.<text:change-end text:change-id="ct445005680"/> <text:change text:change-id="ct777553520"/>Each instance of OpenJUMP can contain multiple <text:change text:change-id="ct777571392"/><text:change-start text:change-id="ct777088048"/>project<text:change-end text:change-id="ct777088048"/> <text:change text:change-id="ct406830928"/><text:change-start text:change-id="ct406729488"/>windows<text:change-end text:change-id="ct406729488"/>. In our quick start, we will only be working with a single <text:change text:change-id="ct777058672"/><text:change-start text:change-id="ct777565936"/>project<text:change-end text:change-id="ct777565936"/> <text:change text:change-id="ct805693760"/><text:change-start text:change-id="ct539271712"/>window<text:change-end text:change-id="ct539271712"/>.</text:p>
      </text:section>
      <text:section text:style-name="Sect1" text:name="open-an-esri-shapefile">
        <text:h text:style-name="P5" text:outline-level="2">Open an ESRI <text:change-start text:change-id="ct806332912"/><office:annotation><dc:creator>Unknown Author</dc:creator><dc:date>2012-01-08T20:09:18</dc:date><text:p text:style-name="P15"><text:span text:style-name="T12">Adapt this for the OSGeo live DVD</text:span></text:p></office:annotation><text:change-end text:change-id="ct806332912"/>Shapefile</text:h>
        <text:p text:style-name="P3">This section of the quick start briefly explains how to open an ESRI shapefile.</text:p>
        <text:p text:style-name="P3">On the top-level menu bar in Open<text:change text:change-id="ct539192512"/><text:change-start text:change-id="ct445040800"/>JUMP<text:change-end text:change-id="ct445040800"/> select the <text:change-start text:change-id="ct777050080"/>[<text:change-end text:change-id="ct777050080"/>File<text:change-start text:change-id="ct406781168"/>]<text:change-end text:change-id="ct406781168"/> menu. Then select the <text:change-start text:change-id="ct777325408"/>option [<text:change-end text:change-id="ct777325408"/>Open<text:span text:style-name="T2"> File</text:span><text:change-start text:change-id="ct777653216"/><text:span text:style-name="T2">...</text:span><text:change-end text:change-id="ct777653216"/><text:change-start text:change-id="ct406762000"/><text:span text:style-name="T2">]</text:span><text:change-end text:change-id="ct406762000"/><text:change text:change-id="ct462635664"/>. This will present you with a dialog box that allows you to open files containing geospatial data. In our example, you want to browse for an ESRI shapefile. Look for a file with the .shp extension. Select the file and click the <text:change text:change-id="ct406273312"/><text:change-start text:change-id="ct777495616"/>[Finish]<text:change-end text:change-id="ct777495616"/> button on the dialog. After a few moments, you will be able to see the data from your shapefile in the Layer View. You will also see a new layer created for your data in the Layer List. The name of the layer will match the name of the shapefile.</text:p>
        <text:p text:style-name="P4"><text:change-start text:change-id="ct777493840"/>Another, quicker, option is <text:change-end text:change-id="ct777493840"/><text:change text:change-id="ct406451856"/><text:change-start text:change-id="ct406830464"/>to<text:change-end text:change-id="ct406830464"/> directly drag and drop your shapefile in the Layer<text:change-start text:change-id="ct406471264"/> <text:change-end text:change-id="ct406471264"/>View.</text:p>
      </text:section>
      <text:section text:style-name="Sect1" text:name="style-a-layer">
        <text:h text:style-name="P5" text:outline-level="2"><text:soft-page-break/>Style a Layer</text:h>
        <text:p text:style-name="P3">This section of the quick start briefly explains how to style a layer.</text:p>
        <text:p text:style-name="P3">In the Layer List, right click<text:change-start text:change-id="ct652177776"/>*<text:change-end text:change-id="ct652177776"/> on the layer name. This will show a pop-up menu. <text:change text:change-id="ct777648912"/><text:change-start text:change-id="ct777654528"/>Go to the<text:change-end text:change-id="ct777654528"/> <text:change-start text:change-id="ct777530512"/>[<text:change-end text:change-id="ct777530512"/><text:span text:style-name="T2">Style</text:span><text:change-start text:change-id="ct777533824"/><text:span text:style-name="T2">] menu entry</text:span><text:change-end text:change-id="ct777533824"/><text:change text:change-id="ct406745744"/><text:change-start text:change-id="ct777120512"/><text:span text:style-name="T2">, and then chose [</text:span><text:change-end text:change-id="ct777120512"/><text:span text:style-name="T2">Change Styles</text:span><text:change-start text:change-id="ct777129792"/><text:span text:style-name="T2">]</text:span><text:change-end text:change-id="ct777129792"/><text:change text:change-id="ct406823248"/>. The Change Styles dialog has <text:change text:change-id="ct806210624"/><text:span text:style-name="T2">five</text:span><text:change text:change-id="ct777632704"/><text:change-start text:change-id="ct777628640"/><text:span text:style-name="T2"> </text:span><text:change-end text:change-id="ct777628640"/><text:change text:change-id="ct777584704"/>tabs that allow you to change how the layer is displayed at the Layer View. This includes changing <text:change-start text:change-id="ct777166096"/>the <text:change-end text:change-id="ct777166096"/>stroke color, <text:change text:change-id="ct462895856"/><text:change-start text:change-id="ct462602544"/>the<text:change-end text:change-id="ct462602544"/> fill color, <text:change text:change-id="ct539062384"/><text:change-start text:change-id="ct777641920"/>line style and line thickness, <text:change-end text:change-id="ct777641920"/>transparency, adding labels, and determining at which maximum and minimum scales the layer is displayed at.<text:change-start text:change-id="ct710337712"/></text:p>
        <text:p text:style-name="P3">* MacOSX users press the “Apple” key to access this menu.<text:change-end text:change-id="ct710337712"/></text:p>
      </text:section>
      <text:section text:style-name="Sect1" text:name="edit-feature-geometries-in-a-layer">
        <text:h text:style-name="P5" text:outline-level="2">Edit Feature Geometries in a Layer<text:change text:change-id="ct777168176"/></text:h>
        <text:p text:style-name="P3">In the Layer List, right click on the layer name. This will show a pop-up menu. Check the box next to the Editable menu entry<text:change-start text:change-id="ct777714080"/> called “Editable”<text:change-end text:change-id="ct777714080"/>. This will open a new floating toolbar over the Layer View<text:change-start text:change-id="ct777570672"/> on the right side<text:change-end text:change-id="ct777570672"/>. This toolbar has a set of<text:change text:change-id="ct462432032"/> buttons that you can use to edit <text:change text:change-id="ct777810432"/><text:change-start text:change-id="ct651997840"/>the<text:change-end text:change-id="ct651997840"/> geometry<text:change-start text:change-id="ct777417904"/> of a geographic feature<text:change-end text:change-id="ct777417904"/>.</text:p>
        <text:p text:style-name="P3">Let’s try a quick edit. <text:change-start text:change-id="ct777731824"/>First we need to select a geometry and then we move a <text:change-end text:change-id="ct777731824"/><text:change-start text:change-id="ct777696016"/>point of the geometry. To do that we <text:change-end text:change-id="ct777696016"/><text:change text:change-id="ct445467072"/><text:change-start text:change-id="ct445307856"/>f<text:change-end text:change-id="ct445307856"/>irst<text:change text:change-id="ct777731728"/> click the button that shows a mouse cursor<text:change-start text:change-id="ct777783888"/> in the editing toolbar<text:change-end text:change-id="ct777783888"/>. Use it to click on and select a single feature in the Layer View. It should change to yellow and <text:change text:change-id="ct777802688"/>small yellow squares <text:change-start text:change-id="ct710543856"/>appear <text:change-end text:change-id="ct710543856"/>at each<text:change text:change-id="ct710555344"/><text:change text:change-id="ct406481920"/><text:change text:change-id="ct777779296"/><text:change text:change-id="ct777731088"/><text:change-start text:change-id="ct777804800"/> angle point (vertex)<text:change-end text:change-id="ct777804800"/><text:change-start text:change-id="ct777130144"/> <text:change-end text:change-id="ct777130144"/>in the feature geometry. <text:change text:change-id="ct777648656"/><text:change-start text:change-id="ct652093296"/>Next<text:change-end text:change-id="ct652093296"/>, click on the button that shows a blue crosshair with a yellow square in the middle<text:change-start text:change-id="ct777727616"/>, the “Move Vertex Tool” (Hoovering over the buttons gives you a button description)<text:change-end text:change-id="ct777727616"/>. You should now see your mouse cursor change to a small black c<text:change text:change-id="ct805743696"/>r<text:change-start text:change-id="ct777177472"/>o<text:change-end text:change-id="ct777177472"/>sshair when you move it over the Layer View. Try using <text:change text:change-id="ct462873936"/><text:change-start text:change-id="ct445296272"/>this<text:change-end text:change-id="ct445296272"/> to move the <text:change text:change-id="ct777798320"/><text:change-start text:change-id="ct777830944"/>vertex<text:change-end text:change-id="ct777830944"/> on the geometry you selected<text:change-start text:change-id="ct777696384"/> by clicking an the vertex and dragging it (leaving the mouse button pressed)<text:change-end text:change-id="ct777696384"/>.</text:p>
      </text:section>
      <text:section text:style-name="Sect1" text:name="other-learning-resources-for-openjump">
        <text:h text:style-name="P5" text:outline-level="2">Other Learning Resources for OpenJUMP</text:h>
        <text:p text:style-name="P3">This is only the first step on the road to using OpenJUMP. There is a lot more <text:change text:change-id="ct406728816"/>material<text:change text:change-id="ct642843808"/> left for your to discover<text:change text:change-id="ct777161984"/>.</text:p>
        <text:p text:style-name="Text_20_body"><text:span text:style-name="T1">You can download tutorials for OpenJUMP here: </text:span><text:a xlink:type="simple" xlink:href="http://sourceforge.net/projects/jump-pilot/files/Documentation/"><text:span text:style-name="T1">http://sourceforge.net/projects/jump-pilot/files/Documentation/</text:span></text:a><text:change text:change-id="ct777287216"/><text:change text:change-id="ct642787776"/></text:p>
        <text:p text:style-name="Text_20_body"><text:span text:style-name="T1">You can read the OpenJUMP wiki here: </text:span><text:a xlink:type="simple" xlink:href="http://sourceforge.net/apps/mediawiki/jump-pilot/index.php?title=Main_Page"><text:span text:style-name="T1">http://sourceforge.net/apps/mediawiki/jump-pilot/index.php?title=Main_Page</text:span></text:a></text:p>
        <text:p text:style-name="Text_20_body"><text:change-start text:change-id="ct777604752"/><text:span text:style-name="T1">And </text:span><text:change-end text:change-id="ct777604752"/><text:change text:change-id="ct406768784"/><text:change-start text:change-id="ct652057872"/><text:span text:style-name="T1">y</text:span><text:change-end text:change-id="ct652057872"/><text:span text:style-name="T1">ou can get help </text:span><text:change-start text:change-id="ct642803872"/><text:span text:style-name="T1">fast </text:span><text:change-end text:change-id="ct642803872"/><text:change text:change-id="ct777471088"/><text:span text:style-name="T1">on the OpenJUMP users mailing list: </text:span><text:a xlink:type="simple" xlink:href="http://groups.google.com/group/openjump-users"><text:span text:style-name="T1">http://groups.google.com/group/openjump-users</text:span></text:a></text:p>
      </text:section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ël Michaud</meta:initial-creator>
    <meta:creation-date>2012-01-06T08:29:13.87</meta:creation-date>
    <dc:date>2012-01-08T20:24:16</dc:date>
    <meta:editing-duration>PT55M35S</meta:editing-duration>
    <meta:editing-cycles>8</meta:editing-cycles>
    <meta:generator>LibreOffice/3.4$Unix LibreOffice_project/340m1$Build-302</meta:generator>
    <meta:document-statistic meta:table-count="0" meta:image-count="0" meta:object-count="0" meta:page-count="2" meta:paragraph-count="80" meta:word-count="965" meta:character-count="5585" meta:non-whitespace-character-count="4675"/>
  </office:meta>
</office:document-meta>
</file>